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Arial" officeooo:rsid="000c12ee" officeooo:paragraph-rsid="000c1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33:29.237693966</meta:creation-date>
    <dc:date>2023-03-20T12:10:45.563207896</dc:date>
    <meta:editing-duration>PT37M1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1.2$Linux_X86_64 LibreOffice_project/50$Build-2</meta:generator>
  </office:meta>
</office:document-meta>
</file>